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138cm" svg:height="0.728cm" svg:x="9.772cm" svg:y="14.5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4T07:50:39.530047604</meta:creation-date>
    <dc:date>2020-03-04T08:34:17.993061177</dc:date>
    <meta:editing-duration>PT3M28S</meta:editing-duration>
    <meta:editing-cycles>1</meta:editing-cycles>
    <meta:document-statistic meta:object-count="1"/>
    <meta:generator>LibreOffice/6.0.2.1$Linux_X86_64 LibreOffice_project/00m0$Build-1</meta:generator>
  </office:meta>
</office:document-meta>
</file>

<file path=Object 1/content.xml><?xml version="1.0" encoding="utf-8"?>
<math xmlns="http://www.w3.org/1998/Math/MathML">
  <semantics>
    <mrow>
      <mi>S</mi>
      <mrow>
        <mrow>
          <mo fence="true" stretchy="false">(</mo>
          <mrow>
            <msub>
              <mi>y</mi>
              <mi>i</mi>
            </msub>
          </mrow>
          <mo fence="true" stretchy="false">)</mo>
        </mrow>
        <mo stretchy="false">=</mo>
        <mfrac>
          <msup>
            <mi mathvariant="normal">e</mi>
            <msub>
              <mi>y</mi>
              <mi>i</mi>
            </msub>
          </msup>
          <mrow>
            <munderover>
              <mo stretchy="false">∑</mo>
              <mi>j</mi>
              <mi>n</mi>
            </munderover>
            <msup>
              <mi mathvariant="normal">e</mi>
              <msub>
                <mi>y</mi>
                <mi>j</mi>
              </msub>
            </msup>
          </mrow>
        </mfrac>
      </mrow>
    </mrow>
    <annotation encoding="StarMath 5.0">S( y_i) = { func e^{y_i} } over { sum from{j} to{n} func e^{ y_j } } </annotation>
  </semantics>
</math>
</file>